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4010D41832B.png" manifest:media-type="image/png"/>
  <manifest:file-entry manifest:full-path="Pictures/1000000100000260000002EEC9B0B5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1f8"/>
    </style:style>
    <style:style style:name="P2" style:family="paragraph" style:parent-style-name="Standard">
      <style:paragraph-properties fo:break-before="page"/>
      <style:text-properties officeooo:paragraph-rsid="001f91f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y="0.0953in" svg:width="6.3335in" svg:height="7.8126in" draw:z-index="0"><draw:image xlink:href="Pictures/1000000100000260000002EEC9B0B5FC.png" xlink:type="simple" xlink:show="embed" xlink:actuate="onLoad" draw:mime-type="image/png"/></draw:frame></text:p>
      <text:p text:style-name="P2"><draw:frame draw:style-name="fr2" draw:name="Image2" text:anchor-type="char" svg:width="6.9252in" svg:height="8.872in" draw:z-index="1"><draw:image xlink:href="Pictures/1000000100000320000004010D4183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20:44:54.779353325</meta:creation-date>
    <dc:date>2025-09-25T20:47:00.806179764</dc:date>
    <meta:editing-duration>PT2M6S</meta:editing-duration>
    <meta:editing-cycles>2</meta:editing-cycles>
    <meta:generator>LibreOffice/24.8.3.2$Linux_X86_64 LibreOffice_project/48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